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МинОбр" style:master-page-name="MPF0" style:family="paragraph">
      <style:paragraph-properties fo:break-before="page"/>
    </style:style>
    <style:style style:name="T2" style:parent-style-name="Основнойшрифтабзаца" style:family="text">
      <style:text-properties style:font-size-complex="14pt"/>
    </style:style>
    <style:style style:name="P3" style:parent-style-name="Заголовок3" style:family="paragraph">
      <style:paragraph-properties fo:text-align="start"/>
    </style:style>
    <style:style style:name="T4" style:parent-style-name="Строгий" style:family="text">
      <style:text-properties style:font-size-complex="14pt"/>
    </style:style>
    <style:style style:name="P5" style:parent-style-name="ОбычныйИнтернет" style:list-style-name="LFO6" style:family="paragraph"/>
    <style:style style:name="T6" style:parent-style-name="Строгий" style:family="text">
      <style:text-properties fo:font-size="14pt" style:font-size-asian="14pt" style:font-size-complex="14pt"/>
    </style:style>
    <style:style style:name="P7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8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9" style:parent-style-name="Обычный" style:list-style-name="LFO6" style:family="paragraph">
      <style:paragraph-properties style:vertical-align="auto" fo:margin-top="0.0694in" fo:margin-bottom="0.0694in"/>
      <style:text-properties fo:hyphenate="true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list-style-name="LFO6" style:family="paragraph">
      <style:paragraph-properties style:vertical-align="auto" fo:margin-top="0.0694in" fo:margin-bottom="0.0694in"/>
      <style:text-properties fo:hyphenate="true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list-style-name="LFO6" style:family="paragraph">
      <style:paragraph-properties style:vertical-align="auto" fo:margin-top="0.0694in" fo:margin-bottom="0.0694in"/>
      <style:text-properties fo:hyphenate="true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4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5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6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7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8" style:parent-style-name="ОбычныйИнтернет" style:list-style-name="LFO6" style:family="paragraph"/>
    <style:style style:name="T29" style:parent-style-name="Строгий" style:family="text">
      <style:text-properties fo:font-size="14pt" style:font-size-asian="14pt" style:font-size-complex="14pt"/>
    </style:style>
    <style:style style:name="P30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" style:parent-style-name="Обычный" style:list-style-name="LFO6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" style:parent-style-name="Заголовок3" style:family="paragraph">
      <style:paragraph-properties fo:text-align="start"/>
    </style:style>
    <style:style style:name="T35" style:parent-style-name="Строгий" style:family="text">
      <style:text-properties style:font-size-complex="14pt"/>
    </style:style>
    <style:style style:name="P36" style:parent-style-name="ОбычныйИнтернет" style:list-style-name="LFO7" style:family="paragraph"/>
    <style:style style:name="T37" style:parent-style-name="Строгий" style:family="text">
      <style:text-properties fo:font-size="14pt" style:font-size-asian="14pt" style:font-size-complex="14pt"/>
    </style:style>
    <style:style style:name="T38" style:parent-style-name="Строгий" style:family="text">
      <style:text-properties fo:font-size="14pt" style:font-size-asian="14pt" style:font-size-complex="14pt"/>
    </style:style>
    <style:style style:name="P39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0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1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2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3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4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5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6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7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8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49" style:parent-style-name="ОбычныйИнтернет" style:list-style-name="LFO7" style:family="paragraph"/>
    <style:style style:name="T50" style:parent-style-name="Строгий" style:family="text">
      <style:text-properties fo:font-size="14pt" style:font-size-asian="14pt" style:font-size-complex="14pt"/>
    </style:style>
    <style:style style:name="P51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52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53" style:parent-style-name="Обычный" style:list-style-name="LFO7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54" style:parent-style-name="Обычный" style:list-style-name="LFO7" style:family="paragraph">
      <style:paragraph-properties style:vertical-align="auto" fo:margin-top="0.0694in" fo:margin-bottom="0.0694in"/>
      <style:text-properties fo:hyphenate="true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Textbody" style:family="paragraph">
      <style:paragraph-properties fo:text-indent="0in"/>
    </style:style>
  </office:automatic-styles>
  <office:body>
    <office:text text:use-soft-page-breaks="true">
      <text:p text:style-name="P1">Министерство науки и высшего образования РФ</text:p>
      <text:p text:style-name="МинОбр"><text:span text:style-name="T2"><text:s/>Федеральное государственное автономное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<text:s/>автоматизированных систем управления (АСУ)</text:p>
      <text:p text:style-name="Титульник"/>
      <text:p text:style-name="Титульник"/>
      <text:p text:style-name="Тема">Тестирование ПО просмотра данных с радара, с возможностью фильтрации и классификации</text:p>
      <text:p text:style-name="Титульник"/>
      <text:p text:style-name="Титульник"/>
      <text:p text:style-name="Видработы">Отчёт по лабораторной работе №5<text:line-break/>по дисциплине «Основы разработки программного обеспечения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431-3</text:p>
      <text:p text:style-name="Кто-Кому">_______ Д.П. Андреев</text:p>
      <text:p text:style-name="Кто-Кому">«__» _________ 2024</text:p>
      <text:p text:style-name="Кто-Кому"/>
      <text:p text:style-name="Кто-Кому">Проверил</text:p>
      <text:p text:style-name="Кто-Кому">доцент каф. АСУ, к.т.н.</text:p>
      <text:p text:style-name="Кто-Кому">_______ А.К. Лукьянов</text:p>
      <text:p text:style-name="Кто-Кому">«__» _________ 2024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2024</text:p>
      <text:soft-page-break/>
      <text:p text:style-name="Textbody">В данной работе предусмотрено тестирование по методологии эквивалентного разбиения. Метод эквивалентного разбиения предполагает разделение всех возможных входных данных на классы, где все данные в одном классе считаются эквивалентными с точки зрения поведения программы.</text:p>
      <text:p text:style-name="Textbody">Тестирование будет затрагивать проверки корректности входных данных, чтобы обеспечить корректную работу ПО.<text:s/></text:p>
      <text:h text:style-name="P3" text:outline-level="3"><text:span text:style-name="Строгий">1.<text:s/></text:span><text:span text:style-name="T4">Поле для поиска запчастей</text:span></text:h>
      <text:list text:style-name="LFO6" text:continue-numbering="true">
        <text:list-item>
          <text:p text:style-name="P5"><text:span text:style-name="T6">Классы эквивалентности:</text:span></text:p>
          <text:list text:continue-numbering="true">
            <text:list-item>
              <text:p text:style-name="P7">Валидные данные:</text:p>
              <text:list text:continue-numbering="true">
                <text:list-item>
                  <text:p text:style-name="P8">Название города (например, "Томск").</text:p>
                </text:list-item>
                <text:list-item>
                  <text:p text:style-name="P9"><text:span text:style-name="T10">Название марки авто (например, "</text:span><text:span text:style-name="T11">Toyota</text:span><text:span text:style-name="T12">").</text:span></text:p>
                </text:list-item>
                <text:list-item>
                  <text:p text:style-name="P13"><text:span text:style-name="T14">Название модели авто (например, "</text:span><text:span text:style-name="T15">Mark</text:span><text:span text:style-name="T16"><text:s/></text:span><text:span text:style-name="T17">II</text:span><text:span text:style-name="T18">").</text:span></text:p>
                </text:list-item>
                <text:list-item>
                  <text:p text:style-name="P19"><text:span text:style-name="T20">Название поколения авто (например, "</text:span><text:span text:style-name="T21">X</text:span><text:span text:style-name="T22">100").</text:span></text:p>
                </text:list-item>
                <text:list-item>
                  <text:p text:style-name="P23">Название<text:s/>детали (например, "Фильтр масляный").</text:p>
                </text:list-item>
              </text:list>
            </text:list-item>
            <text:list-item>
              <text:p text:style-name="P24">Невалидные данные:</text:p>
              <text:list text:continue-numbering="true">
                <text:list-item>
                  <text:p text:style-name="P25">Пустой запрос в любом поле (кроме поля поколения авто).</text:p>
                </text:list-item>
                <text:list-item>
                  <text:p text:style-name="P26">Неразборчивый текст (например, "!!!@@@").</text:p>
                </text:list-item>
                <text:list-item>
                  <text:p text:style-name="P27">Слишком длинный текст (например, 500+ символов).</text:p>
                </text:list-item>
              </text:list>
            </text:list-item>
          </text:list>
        </text:list-item>
        <text:list-item>
          <text:p text:style-name="P28"><text:span text:style-name="T29">Тесты:</text:span></text:p>
          <text:list text:continue-numbering="true">
            <text:list-item>
              <text:p text:style-name="P30">Ввести корректный название детали, результат:<text:s/>деталь найдена.</text:p>
            </text:list-item>
            <text:list-item>
              <text:p text:style-name="P31">Ввести название детали, результат: Количество деталей найденных по параметрам.</text:p>
            </text:list-item>
            <text:list-item>
              <text:p text:style-name="P32">Ввести пустой запрос, результат: предупреждение "Не удалось определить количество объявлений".</text:p>
            </text:list-item>
            <text:list-item>
              <text:p text:style-name="P33">Ввести неразборчивый текст, результат: предупреждение " Не удалось определить количество объявлений ".</text:p>
            </text:list-item>
          </text:list>
        </text:list-item>
      </text:list>
      <text:h text:style-name="P34" text:outline-level="3"><text:span text:style-name="T35">2. Регистрация и авторизация пользователя</text:span></text:h>
      <text:list text:style-name="LFO7" text:continue-numbering="true">
        <text:list-item>
          <text:p text:style-name="P36"><text:span text:style-name="T37">К</text:span><text:span text:style-name="T38">лассы эквивалентности:</text:span></text:p>
          <text:list text:continue-numbering="true">
            <text:list-item>
              <text:p text:style-name="P39">Валидные данные:</text:p>
              <text:list text:continue-numbering="true">
                <text:list-item>
                  <text:p text:style-name="P40">Корректное имя</text:p>
                </text:list-item>
                <text:list-item>
                  <text:p text:style-name="P41">Корректный email.</text:p>
                </text:list-item>
                <text:list-item>
                  <text:p text:style-name="P42">Корректный пароль.</text:p>
                </text:list-item>
                <text:list-item>
                  <text:p text:style-name="P43">Присутствует галочка соглашения</text:p>
                </text:list-item>
              </text:list>
            </text:list-item>
            <text:list-item>
              <text:p text:style-name="P44">Невалидные данные:</text:p>
              <text:list text:continue-numbering="true">
                <text:list-item>
                  <text:p text:style-name="P45">Неправильный формат email<text:s/>(например, "user@com").</text:p>
                </text:list-item>
                <text:list-item>
                  <text:p text:style-name="P46">Слишком короткий пароль (например, менее 8 символов).</text:p>
                </text:list-item>
                <text:list-item>
                  <text:p text:style-name="P47">Пустое поле имя, email или пароль.</text:p>
                </text:list-item>
                <text:list-item>
                  <text:p text:style-name="P48">Не присутствует галочка соглашения</text:p>
                </text:list-item>
              </text:list>
            </text:list-item>
          </text:list>
        </text:list-item>
        <text:list-item>
          <text:p text:style-name="P49"><text:span text:style-name="T50">Тесты:</text:span></text:p>
          <text:list text:continue-numbering="true">
            <text:list-item>
              <text:p text:style-name="P51">Ввести корректное имя, email и пароль, результат: успешная авторизация.</text:p>
            </text:list-item>
            <text:list-item>
              <text:p text:style-name="P52">Ввести email без символа "@"<text:s/>и домена, результат: ошибка "Некорректный email".</text:p>
            </text:list-item>
            <text:list-item>
              <text:p text:style-name="P53">Ввести пароль менее 8 символов, результат: ошибка "Некорректный пароль".</text:p>
            </text:list-item>
            <text:list-item>
              <text:p text:style-name="P54"><text:span text:style-name="T55">Оставить поля пустыми, результат: предупреждение "Заполнитепустые поля".</text:span></text:p>
            </text:list-item>
          </text:list>
        </text:list-item>
      </text:list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break-before="page"/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text-transform="none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normal" style:font-weight-asian="normal" fo:font-variant="small-caps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.0833in"/>
      <style:text-properties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weight-complex="bold" fo:font-size="12pt" style:font-size-asian="12pt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style:font-weight-complex="bold" fo:font-style="italic" style:font-style-asian="italic" style:font-style-complex="italic" fo:font-size="12pt" style:font-size-asian="12pt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style:font-weight-complex="bold" fo:font-size="10pt" style:font-size-asian="10pt" style:font-size-complex="10pt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style:font-weight-complex="bold" fo:font-style="italic" style:font-style-asian="italic" style:font-style-complex="italic" fo:font-size="10pt" style:font-size-asian="10pt" style:font-size-complex="10pt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style:font-weight-complex="bold" fo:font-size="9pt" style:font-size-asian="9pt" style:font-size-complex="9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tru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0986in" fo:margin-bottom="0.0986in" fo:margin-left="0.4923in" fo:margin-right="0.5902in" fo:text-indent="0in">
        <style:tab-stops/>
      </style:paragraph-properties>
      <style:text-properties fo:font-weight="bold" style:font-weight-asian="bold" fo:text-transform="uppercase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00%"/>
      <style:text-properties style:font-name-complex="Noto Sans Devanagari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HeaderandFooter">
      <style:paragraph-properties fo:text-align="center" fo:text-indent="0in"/>
      <style:text-properties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true"/>
    </style:style>
    <style:style style:name="Заголовок" style:display-name="Заголовок" style:family="paragraph" style:parent-style-name="Heading" style:next-style-name="Textbody">
      <style:paragraph-properties fo:break-before="page"/>
      <style:text-properties fo:text-transform="none" fo:hyphenate="false"/>
    </style:style>
    <style:style style:name="Приветствие" style:display-name="Приветствие" style:family="paragraph" style:parent-style-name="Standard">
      <style:paragraph-properties text:number-lines="false"/>
      <style:text-properties fo:hyphenate="tru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tru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style:font-weight-complex="bold" fo:font-size="9pt" style:font-size-asian="9pt" style:font-size-complex="9pt" fo:hyphenate="false"/>
    </style:style>
    <style:style style:name="Numbering1" style:display-name="Numbering 1" style:family="paragraph" style:parent-style-name="Список">
      <style:paragraph-properties fo:margin-bottom="0.0833in" fo:margin-left="0.25in" fo:text-indent="-0.2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 fo:line-height="100%" fo:text-indent="0in"/>
      <style:text-properties fo:font-size="12pt" style:font-size-asian="12pt" fo:hyphenate="false"/>
    </style:style>
    <style:style style:name="TableHeading" style:display-name="Table Heading" style:family="paragraph" style:parent-style-name="Standard">
      <style:text-properties fo:font-size="12pt" style:font-size-asian="12pt" fo:hyphenate="false"/>
    </style:style>
    <style:style style:name="Appendix" style:display-name="Appendix" style:family="paragraph" style:parent-style-name="Heading" style:next-style-name="Textbody">
      <style:paragraph-properties fo:break-before="page"/>
      <style:text-properties fo:text-transform="none"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4965in"/>
        </style:tab-stops>
      </style:paragraph-properties>
      <style:text-properties fo:hyphenate="tru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3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7in" fo:text-indent="0in">
        <style:tab-stops>
          <style:tab-stop style:type="right" style:leader-style="dotted" style:leader-text="." style:position="6.1027in"/>
        </style:tab-stops>
      </style:paragraph-properties>
      <style:text-properties fo:hyphenate="true"/>
    </style:style>
    <style:style style:name="Table" style:display-name="Table" style:family="paragraph" style:parent-style-name="Названиеобъекта">
      <style:text-properties fo:hyphenate="false"/>
    </style:style>
    <style:style style:name="Заголовокграф" style:display-name="Заголовок граф" style:family="paragraph" style:parent-style-name="TableContents">
      <style:paragraph-properties fo:text-align="center"/>
      <style:text-properties fo:font-weight="bold" style:font-weight-asian="bold" fo:hyphenate="false"/>
    </style:style>
    <style:style style:name="Заголовокстроки" style:display-name="Заголовок строки" style:family="paragraph" style:parent-style-name="TableContents">
      <style:paragraph-properties fo:text-align="start"/>
      <style:text-properties fo:font-weight="bold" style:font-weight-asian="bold" fo:hyphenate="false"/>
    </style:style>
    <style:style style:name="Подзаголовокграф" style:display-name="Подзаголовок граф" style:family="paragraph" style:parent-style-name="Заголовокграф">
      <style:text-properties fo:font-weight="normal" style:font-weight-asian="normal" fo:font-style="italic" style:font-style-asian="italic" fo:hyphenate="false"/>
    </style:style>
    <style:style style:name="Drawing" style:display-name="Drawing" style:family="paragraph" style:parent-style-name="Названиеобъекта">
      <style:paragraph-properties fo:text-align="center" fo:text-indent="0in"/>
      <style:text-properties fo:hyphenate="false"/>
    </style:style>
    <style:style style:name="Титульник" style:display-name="Титульник" style:family="paragraph" style:parent-style-name="Standard">
      <style:paragraph-properties fo:text-align="center" fo:line-height="115%" fo:text-indent="0in"/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МинОбр" style:display-name="МинОбр" style:family="paragraph" style:parent-style-name="Титульник">
      <style:text-properties fo:hyphenate="false"/>
    </style:style>
    <style:style style:name="Организация" style:display-name="Организация" style:family="paragraph" style:parent-style-name="Титульник" style:next-style-name="Кафедра">
      <style:text-properties fo:text-transform="uppercase" fo:hyphenate="false"/>
    </style:style>
    <style:style style:name="Кафедра" style:display-name="Кафедра" style:family="paragraph" style:parent-style-name="Титульник">
      <style:text-properties fo:hyphenate="false"/>
    </style:style>
    <style:style style:name="Тема" style:display-name="Тема" style:family="paragraph" style:parent-style-name="Титульник">
      <style:text-properties fo:text-transform="uppercase" fo:hyphenate="false"/>
    </style:style>
    <style:style style:name="Видработы" style:display-name="Вид работы" style:family="paragraph" style:parent-style-name="Титульник">
      <style:text-properties fo:hyphenate="false"/>
    </style:style>
    <style:style style:name="Кто-Кому" style:display-name="Кто-Кому" style:family="paragraph" style:parent-style-name="Титульник">
      <style:paragraph-properties fo:text-align="justify" fo:margin-left="4.3305in">
        <style:tab-stops/>
      </style:paragraph-properties>
      <style:text-properties fo:hyphenate="false"/>
    </style:style>
    <style:style style:name="Местоигодвыполнения" style:display-name="Место и год выполнения" style:family="paragraph" style:parent-style-name="Титульник">
      <style:text-properties fo:hyphenate="false"/>
    </style:style>
    <style:style style:name="Код" style:display-name="Код" style:family="paragraph" style:parent-style-name="Textbody">
      <style:paragraph-properties fo:line-height="100%"/>
      <style:text-properties fo:font-size="12pt" style:font-size-asian="12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23" style:display-name="Numbering 123">
      <text:list-level-style-number text:level="1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ABC" style:display-name="Numbering ABC">
      <text:list-level-style-number text:level="1" style:num-prefix="Приложение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A" style:num-letter-sync="true">
        <style:list-level-properties text:space-before="0.5236in" text:min-label-width="0.2756in" text:list-level-position-and-space-mode="label-alignment">
          <style:list-level-label-alignment text:label-followed-by="space" fo:margin-left="0.7993in" fo:text-indent="-0.2756in"/>
        </style:list-level-properties>
      </text:list-level-style-number>
      <text:list-level-style-number text:level="3" style:num-format="A" style:num-letter-sync="true">
        <style:list-level-properties text:space-before="0.7993in" text:min-label-width="0.2756in" text:list-level-position-and-space-mode="label-alignment">
          <style:list-level-label-alignment text:label-followed-by="space" fo:margin-left="1.075in" fo:text-indent="-0.2756in"/>
        </style:list-level-properties>
      </text:list-level-style-number>
      <text:list-level-style-number text:level="4" style:num-format="A" style:num-letter-sync="true">
        <style:list-level-properties text:space-before="1.075in" text:min-label-width="0.2756in" text:list-level-position-and-space-mode="label-alignment">
          <style:list-level-label-alignment text:label-followed-by="space" fo:margin-left="1.3506in" fo:text-indent="-0.2756in"/>
        </style:list-level-properties>
      </text:list-level-style-number>
      <text:list-level-style-number text:level="5" style:num-format="A" style:num-letter-sync="true">
        <style:list-level-properties text:space-before="1.3506in" text:min-label-width="0.2756in" text:list-level-position-and-space-mode="label-alignment">
          <style:list-level-label-alignment text:label-followed-by="space" fo:margin-left="1.6263in" fo:text-indent="-0.2756in"/>
        </style:list-level-properties>
      </text:list-level-style-number>
      <text:list-level-style-number text:level="6" style:num-format="A" style:num-letter-sync="true">
        <style:list-level-properties text:space-before="1.6263in" text:min-label-width="0.2756in" text:list-level-position-and-space-mode="label-alignment">
          <style:list-level-label-alignment text:label-followed-by="space" fo:margin-left="1.902in" fo:text-indent="-0.2756in"/>
        </style:list-level-properties>
      </text:list-level-style-number>
      <text:list-level-style-number text:level="7" style:num-format="A" style:num-letter-sync="true">
        <style:list-level-properties text:space-before="1.902in" text:min-label-width="0.2756in" text:list-level-position-and-space-mode="label-alignment">
          <style:list-level-label-alignment text:label-followed-by="space" fo:margin-left="2.1777in" fo:text-indent="-0.2756in"/>
        </style:list-level-properties>
      </text:list-level-style-number>
      <text:list-level-style-number text:level="8" style:num-format="A" style:num-letter-sync="true">
        <style:list-level-properties text:space-before="2.1777in" text:min-label-width="0.2756in" text:list-level-position-and-space-mode="label-alignment">
          <style:list-level-label-alignment text:label-followed-by="space" fo:margin-left="2.4534in" fo:text-indent="-0.2756in"/>
        </style:list-level-properties>
      </text:list-level-style-number>
      <text:list-level-style-number text:level="9" style:num-format="A" style:num-letter-sync="true">
        <style:list-level-properties text:space-before="2.4534in" text:min-label-width="0.2756in" text:list-level-position-and-space-mode="label-alignment">
          <style:list-level-label-alignment text:label-followed-by="space" fo:margin-left="2.7291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mitriy Andreev</meta:initial-creator>
    <dc:creator>Lion 120454</dc:creator>
    <meta:creation-date>2024-09-17T13:22:00Z</meta:creation-date>
    <dc:date>2025-01-16T10:11:00Z</dc:date>
    <meta:print-date>2025-01-16T10:04:00Z</meta:print-date>
    <meta:template xlink:href="Normal" xlink:type="simple"/>
    <meta:editing-cycles>20</meta:editing-cycles>
    <meta:editing-duration>PT46620S</meta:editing-duration>
    <meta:document-statistic meta:page-count="3" meta:paragraph-count="4" meta:word-count="365" meta:character-count="2443" meta:row-count="17" meta:non-whitespace-character-count="2082"/>
  </office:meta>
</office:document-meta>
</file>